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fc6c3" officeooo:paragraph-rsid="000fc6c3"/>
    </style:style>
    <style:style style:name="P2" style:family="paragraph" style:parent-style-name="Preformatted_20_Text">
      <style:text-properties fo:color="#ff3333" officeooo:rsid="000fc6c3" officeooo:paragraph-rsid="000fc6c3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-march=native</text:p>
      <text:p text:style-name="P1">Elapsed time <text:s text:c="8"/>= <text:s text:c="5"/>26.26 (s)</text:p>
      <text:p text:style-name="P1">Grind time (us/z/c) <text:s/>= <text:s/>1.0435922 (per dom) <text:s/>( 1.0435922 overall)</text:p>
      <text:p text:style-name="P1">FOM <text:s text:c="17"/>= <text:s/>958.22874 (z/s)</text:p>
      <text:p text:style-name="P1">#########-fomit-frame-pointer</text:p>
      <text:p text:style-name="P1">Elapsed time <text:s text:c="8"/>= <text:s text:c="5"/>28.46 (s)</text:p>
      <text:p text:style-name="P1">Grind time (us/z/c) <text:s/>= <text:s/>1.1307843 (per dom) <text:s/>( 1.1307843 overall)</text:p>
      <text:p text:style-name="P1">FOM <text:s text:c="17"/>= <text:s/>884.34193 (z/s)</text:p>
      <text:p text:style-name="P1">#########-floop-block</text:p>
      <text:p text:style-name="P1">Elapsed time <text:s text:c="8"/>= <text:s text:c="5"/>28.58 (s)</text:p>
      <text:p text:style-name="P1">Grind time (us/z/c) <text:s/>= <text:s/>1.1358074 (per dom) <text:s/>( 1.1358074 overall)</text:p>
      <text:p text:style-name="P1">FOM <text:s text:c="17"/>= <text:s/>880.43097 (z/s)</text:p>
      <text:p text:style-name="P1">#########-floop-interchange</text:p>
      <text:p text:style-name="P1">Elapsed time <text:s text:c="8"/>= <text:s text:c="5"/>28.63 (s)</text:p>
      <text:p text:style-name="P1">Grind time (us/z/c) <text:s/>= <text:s/>1.1376015 (per dom) <text:s/>( 1.1376015 overall)</text:p>
      <text:p text:style-name="P1">FOM <text:s text:c="17"/>= <text:s/>879.04248 (z/s)</text:p>
      <text:p text:style-name="P1">#########-floop-strip-mine</text:p>
      <text:p text:style-name="P1">Elapsed time <text:s text:c="8"/>= <text:s text:c="5"/>28.49 (s)</text:p>
      <text:p text:style-name="P1">Grind time (us/z/c) <text:s/>= <text:s/>1.1321459 (per dom) <text:s/>( 1.1321459 overall)</text:p>
      <text:p text:style-name="P1">FOM <text:s text:c="17"/>= <text:s text:c="2"/>883.2784 (z/s)</text:p>
      <text:p text:style-name="P1">#########-funroll-loops</text:p>
      <text:p text:style-name="P1">Elapsed time <text:s text:c="8"/>= <text:s text:c="5"/>28.03 (s)</text:p>
      <text:p text:style-name="P1">Grind time (us/z/c) <text:s/>= <text:s/>1.1138739 (per dom) <text:s/>( 1.1138739 overall)</text:p>
      <text:p text:style-name="P1">FOM <text:s text:c="17"/>= <text:s/>897.76769 (z/s)</text:p>
      <text:p text:style-name="P1">#########-flto</text:p>
      <text:p text:style-name="P1">Elapsed time <text:s text:c="8"/>= <text:s text:c="5"/>28.45 (s)</text:p>
      <text:p text:style-name="P1">Grind time (us/z/c) <text:s/>= <text:s/>1.1304923 (per dom) <text:s/>( 1.1304923 overall)</text:p>
      <text:p text:style-name="P1">FOM <text:s text:c="17"/>= <text:s/>884.57038 (z/s)</text:p>
      <text:p text:style-name="P1">#########-march=native-fomit-frame-pointer</text:p>
      <text:p text:style-name="P1">Elapsed time <text:s text:c="8"/>= <text:s text:c="5"/>26.32 (s)</text:p>
      <text:p text:style-name="P1">Grind time (us/z/c) <text:s/>= <text:s/>1.0461355 (per dom) <text:s/>( 1.0461355 overall)</text:p>
      <text:p text:style-name="P1">FOM <text:s text:c="17"/>= <text:s/>955.89911 (z/s)</text:p>
      <text:p text:style-name="P1">#########-march=native-floop-block</text:p>
      <text:p text:style-name="P1">Elapsed time <text:s text:c="8"/>= <text:s text:c="5"/>26.23 (s)</text:p>
      <text:p text:style-name="P1">Grind time (us/z/c) <text:s/>= <text:s/>1.0421643 (per dom) <text:s/>( 1.0421643 overall)</text:p>
      <text:p text:style-name="P1">FOM <text:s text:c="17"/>= <text:s/>959.54162 (z/s)</text:p>
      <text:p text:style-name="P1">#########-march=native-floop-interchange</text:p>
      <text:p text:style-name="P1">Elapsed time <text:s text:c="8"/>= <text:s text:c="5"/>26.29 (s)</text:p>
      <text:p text:style-name="P1">Grind time (us/z/c) <text:s/>= <text:s/>1.0447117 (per dom) <text:s/>( 1.0447117 overall)</text:p>
      <text:p text:style-name="P1">FOM <text:s text:c="17"/>= <text:s/>957.20185 (z/s)</text:p>
      <text:p text:style-name="P1">#########-march=native-floop-strip-mine</text:p>
      <text:p text:style-name="P1">Elapsed time <text:s text:c="8"/>= <text:s text:c="5"/>26.22 (s)</text:p>
      <text:p text:style-name="P1">Grind time (us/z/c) <text:s/>= <text:s/>1.0419625 (per dom) <text:s/>( 1.0419625 overall)</text:p>
      <text:p text:style-name="P1">FOM <text:s text:c="17"/>= <text:s/>959.72745 (z/s)</text:p>
      <text:p text:style-name="P1">#########-march=native-funroll-loops</text:p>
      <text:p text:style-name="P1">Elapsed time <text:s text:c="8"/>= <text:s text:c="5"/>26.08 (s)</text:p>
      <text:p text:style-name="P1">Grind time (us/z/c) <text:s/>= <text:s text:c="2"/>1.036248 (per dom) <text:s/>( <text:s/>1.036248 overall)</text:p>
      <text:p text:style-name="P1">FOM <text:s text:c="17"/>= <text:s/>965.01994 (z/s)</text:p>
      <text:p text:style-name="P1">#########-march=native-flto</text:p>
      <text:p text:style-name="P1">Elapsed time <text:s text:c="8"/>= <text:s text:c="5"/>26.24 (s)</text:p>
      <text:p text:style-name="P1">Grind time (us/z/c) <text:s/>= <text:s/>1.0428615 (per dom) <text:s/>( 1.0428615 overall)</text:p>
      <text:p text:style-name="P1">FOM <text:s text:c="17"/>= <text:s/>958.90006 (z/s)</text:p>
      <text:p text:style-name="P1">#########-fomit-frame-pointer-floop-block</text:p>
      <text:p text:style-name="P1">Elapsed time <text:s text:c="8"/>= <text:s text:c="5"/>28.65 (s)</text:p>
      <text:p text:style-name="P1">Grind time (us/z/c) <text:s/>= <text:s/>1.1384473 (per dom) <text:s/>( 1.1384473 overall)</text:p>
      <text:p text:style-name="P1">FOM <text:s text:c="17"/>= <text:s/>878.38939 (z/s)</text:p>
      <text:p text:style-name="P1">#########-fomit-frame-pointer-floop-interchange</text:p>
      <text:p text:style-name="P1">Elapsed time <text:s text:c="8"/>= <text:s text:c="5"/>28.54 (s)</text:p>
      <text:p text:style-name="P1">Grind time (us/z/c) <text:s/>= <text:s/>1.1341066 (per dom) <text:s/>( 1.1341066 overall)</text:p>
      <text:p text:style-name="P1">FOM <text:s text:c="17"/>= <text:s/>881.75131 (z/s)</text:p>
      <text:p text:style-name="P1">#########-fomit-frame-pointer-floop-strip-mine</text:p>
      <text:p text:style-name="P1">Elapsed time <text:s text:c="8"/>= <text:s text:c="5"/>28.35 (s)</text:p>
      <text:p text:style-name="P1">Grind time (us/z/c) <text:s/>= <text:s/>1.1264741 (per dom) <text:s/>( 1.1264741 overall)</text:p>
      <text:p text:style-name="P1">FOM <text:s text:c="17"/>= <text:s/>887.72567 (z/s)</text:p>
      <text:p text:style-name="P1"><text:soft-page-break/>#########-fomit-frame-pointer-funroll-loops</text:p>
      <text:p text:style-name="P1">Elapsed time <text:s text:c="8"/>= <text:s text:c="5"/>28.22 (s)</text:p>
      <text:p text:style-name="P1">Grind time (us/z/c) <text:s/>= <text:s/>1.1216373 (per dom) <text:s/>( 1.1216373 overall)</text:p>
      <text:p text:style-name="P1">FOM <text:s text:c="17"/>= <text:s text:c="2"/>891.5538 (z/s)</text:p>
      <text:p text:style-name="P1">#########-fomit-frame-pointer-flto</text:p>
      <text:p text:style-name="P1">Elapsed time <text:s text:c="8"/>= <text:s text:c="5"/>28.50 (s)</text:p>
      <text:p text:style-name="P1">Grind time (us/z/c) <text:s/>= <text:s/>1.1326297 (per dom) <text:s/>( 1.1326297 overall)</text:p>
      <text:p text:style-name="P1">FOM <text:s text:c="17"/>= <text:s/>882.90109 (z/s)</text:p>
      <text:p text:style-name="P1">#########-floop-block-floop-interchange</text:p>
      <text:p text:style-name="P1">Elapsed time <text:s text:c="8"/>= <text:s text:c="5"/>29.06 (s)</text:p>
      <text:p text:style-name="P1">Grind time (us/z/c) <text:s/>= <text:s/>1.1548839 (per dom) <text:s/>( 1.1548839 overall)</text:p>
      <text:p text:style-name="P1">FOM <text:s text:c="17"/>= <text:s/>865.88789 (z/s)</text:p>
      <text:p text:style-name="P1">#########-floop-block-floop-strip-mine</text:p>
      <text:p text:style-name="P1">Elapsed time <text:s text:c="8"/>= <text:s text:c="5"/>28.45 (s)</text:p>
      <text:p text:style-name="P1">Grind time (us/z/c) <text:s/>= <text:s/>1.1307782 (per dom) <text:s/>( 1.1307782 overall)</text:p>
      <text:p text:style-name="P1">FOM <text:s text:c="17"/>= <text:s/>884.34675 (z/s)</text:p>
      <text:p text:style-name="P1">#########-floop-block-funroll-loops</text:p>
      <text:p text:style-name="P1">Elapsed time <text:s text:c="8"/>= <text:s text:c="5"/>28.02 (s)</text:p>
      <text:p text:style-name="P1">Grind time (us/z/c) <text:s/>= <text:s/>1.1135835 (per dom) <text:s/>( 1.1135835 overall)</text:p>
      <text:p text:style-name="P1">FOM <text:s text:c="17"/>= <text:s/>898.00179 (z/s)</text:p>
      <text:p text:style-name="P1">#########-floop-block-flto</text:p>
      <text:p text:style-name="P1">Elapsed time <text:s text:c="8"/>= <text:s text:c="5"/>28.39 (s)</text:p>
      <text:p text:style-name="P1">Grind time (us/z/c) <text:s/>= <text:s/>1.1283555 (per dom) <text:s/>( 1.1283555 overall)</text:p>
      <text:p text:style-name="P1">FOM <text:s text:c="17"/>= <text:s/>886.24554 (z/s)</text:p>
      <text:p text:style-name="P1">#########-floop-interchange-floop-strip-mine</text:p>
      <text:p text:style-name="P1">Elapsed time <text:s text:c="8"/>= <text:s text:c="5"/>28.79 (s)</text:p>
      <text:p text:style-name="P1">Grind time (us/z/c) <text:s/>= <text:s/>1.1442766 (per dom) <text:s/>( 1.1442766 overall)</text:p>
      <text:p text:style-name="P1">FOM <text:s text:c="17"/>= <text:s/>873.91459 (z/s)</text:p>
      <text:p text:style-name="P1">#########-floop-interchange-funroll-loops</text:p>
      <text:p text:style-name="P1">Elapsed time <text:s text:c="8"/>= <text:s text:c="5"/>28.24 (s)</text:p>
      <text:p text:style-name="P1">Grind time (us/z/c) <text:s/>= <text:s/>1.1223467 (per dom) <text:s/>( 1.1223467 overall)</text:p>
      <text:p text:style-name="P1">FOM <text:s text:c="17"/>= <text:s/>890.99029 (z/s)</text:p>
      <text:p text:style-name="P1">#########-floop-interchange-flto</text:p>
      <text:p text:style-name="P1">Elapsed time <text:s text:c="8"/>= <text:s text:c="5"/>28.55 (s)</text:p>
      <text:p text:style-name="P1">Grind time (us/z/c) <text:s/>= <text:s/>1.1344102 (per dom) <text:s/>( 1.1344102 overall)</text:p>
      <text:p text:style-name="P1">FOM <text:s text:c="17"/>= <text:s/>881.51532 (z/s)</text:p>
      <text:p text:style-name="P1">#########-floop-strip-mine-funroll-loops</text:p>
      <text:p text:style-name="P1">Elapsed time <text:s text:c="8"/>= <text:s text:c="5"/>28.11 (s)</text:p>
      <text:p text:style-name="P1">Grind time (us/z/c) <text:s/>= <text:s/>1.1170629 (per dom) <text:s/>( 1.1170629 overall)</text:p>
      <text:p text:style-name="P1">FOM <text:s text:c="17"/>= <text:s/>895.20473 (z/s)</text:p>
      <text:p text:style-name="P1">#########-floop-strip-mine-flto</text:p>
      <text:p text:style-name="P1">Elapsed time <text:s text:c="8"/>= <text:s text:c="5"/>28.61 (s)</text:p>
      <text:p text:style-name="P1">Grind time (us/z/c) <text:s/>= <text:s text:c="2"/>1.137012 (per dom) <text:s/>( <text:s/>1.137012 overall)</text:p>
      <text:p text:style-name="P1">FOM <text:s text:c="17"/>= <text:s/>879.49822 (z/s)</text:p>
      <text:p text:style-name="P1">#########-funroll-loops-flto</text:p>
      <text:p text:style-name="P1">Elapsed time <text:s text:c="8"/>= <text:s text:c="5"/>28.55 (s)</text:p>
      <text:p text:style-name="P1">Grind time (us/z/c) <text:s/>= <text:s/>1.1344648 (per dom) <text:s/>( 1.1344648 overall)</text:p>
      <text:p text:style-name="P1">FOM <text:s text:c="17"/>= <text:s text:c="2"/>881.4729 (z/s)</text:p>
      <text:p text:style-name="P1">#########-march=native-fomit-frame-pointer-floop-block</text:p>
      <text:p text:style-name="P1">Elapsed time <text:s text:c="8"/>= <text:s text:c="5"/>26.60 (s)</text:p>
      <text:p text:style-name="P1">Grind time (us/z/c) <text:s/>= <text:s/>1.0572576 (per dom) <text:s/>( 1.0572576 overall)</text:p>
      <text:p text:style-name="P1">FOM <text:s text:c="17"/>= <text:s/>945.84326 (z/s)</text:p>
      <text:p text:style-name="P1">#########-march=native-fomit-frame-pointer-floop-interchange</text:p>
      <text:p text:style-name="P1">Elapsed time <text:s text:c="8"/>= <text:s text:c="5"/>26.20 (s)</text:p>
      <text:p text:style-name="P1">Grind time (us/z/c) <text:s/>= <text:s/>1.0412865 (per dom) <text:s/>( 1.0412865 overall)</text:p>
      <text:p text:style-name="P1">FOM <text:s text:c="17"/>= <text:s/>960.35047 (z/s)</text:p>
      <text:p text:style-name="P1">#########-march=native-fomit-frame-pointer-floop-strip-mine</text:p>
      <text:p text:style-name="P1">Elapsed time <text:s text:c="8"/>= <text:s text:c="5"/>26.21 (s)</text:p>
      <text:p text:style-name="P1">Grind time (us/z/c) <text:s/>= <text:s/>1.0416138 (per dom) <text:s/>( 1.0416138 overall)</text:p>
      <text:p text:style-name="P1">FOM <text:s text:c="17"/>= <text:s/>960.04871 (z/s)</text:p>
      <text:p text:style-name="P1">#########-march=native-fomit-frame-pointer-funroll-loops</text:p>
      <text:p text:style-name="P1">Elapsed time <text:s text:c="8"/>= <text:s text:c="5"/>26.22 (s)</text:p>
      <text:p text:style-name="P1">Grind time (us/z/c) <text:s/>= <text:s/>1.0421522 (per dom) <text:s/>( 1.0421522 overall)</text:p>
      <text:p text:style-name="P1">FOM <text:s text:c="17"/>= <text:s/>959.55274 (z/s)</text:p>
      <text:p text:style-name="P1"><text:soft-page-break/>#########-march=native-fomit-frame-pointer-flto</text:p>
      <text:p text:style-name="P1">Elapsed time <text:s text:c="8"/>= <text:s text:c="5"/>26.66 (s)</text:p>
      <text:p text:style-name="P1">Grind time (us/z/c) <text:s/>= <text:s/>1.0595447 (per dom) <text:s/>( 1.0595447 overall)</text:p>
      <text:p text:style-name="P1">FOM <text:s text:c="17"/>= <text:s/>943.80165 (z/s)</text:p>
      <text:p text:style-name="P1">#########-march=native-floop-block-floop-interchange</text:p>
      <text:p text:style-name="P1">Elapsed time <text:s text:c="8"/>= <text:s text:c="5"/>26.29 (s)</text:p>
      <text:p text:style-name="P1">Grind time (us/z/c) <text:s/>= <text:s/>1.0447818 (per dom) <text:s/>( 1.0447818 overall)</text:p>
      <text:p text:style-name="P1">FOM <text:s text:c="17"/>= <text:s/>957.13762 (z/s)</text:p>
      <text:p text:style-name="P1">#########-march=native-floop-block-floop-strip-mine</text:p>
      <text:p text:style-name="P1">Elapsed time <text:s text:c="8"/>= <text:s text:c="5"/>26.42 (s)</text:p>
      <text:p text:style-name="P1">Grind time (us/z/c) <text:s/>= <text:s/>1.0498346 (per dom) <text:s/>( 1.0498346 overall)</text:p>
      <text:p text:style-name="P1">FOM <text:s text:c="17"/>= <text:s/>952.53103 (z/s)</text:p>
      <text:p text:style-name="P1">#########-march=native-floop-block-funroll-loops</text:p>
      <text:p text:style-name="P1">Elapsed time <text:s text:c="8"/>= <text:s text:c="5"/>26.22 (s)</text:p>
      <text:p text:style-name="P1">Grind time (us/z/c) <text:s/>= <text:s/>1.0420506 (per dom) <text:s/>( 1.0420506 overall)</text:p>
      <text:p text:style-name="P1">FOM <text:s text:c="17"/>= <text:s/>959.64627 (z/s)</text:p>
      <text:p text:style-name="P1">#########-march=native-floop-block-flto</text:p>
      <text:p text:style-name="P1">Elapsed time <text:s text:c="8"/>= <text:s text:c="5"/>26.33 (s)</text:p>
      <text:p text:style-name="P1">Grind time (us/z/c) <text:s/>= <text:s text:c="2"/>1.046361 (per dom) <text:s/>( <text:s/>1.046361 overall)</text:p>
      <text:p text:style-name="P1">FOM <text:s text:c="17"/>= <text:s/>955.69308 (z/s)</text:p>
      <text:p text:style-name="P1">#########-march=native-floop-interchange-floop-strip-mine</text:p>
      <text:p text:style-name="P1">Elapsed time <text:s text:c="8"/>= <text:s text:c="5"/>26.33 (s)</text:p>
      <text:p text:style-name="P1">Grind time (us/z/c) <text:s/>= <text:s/>1.0464679 (per dom) <text:s/>( 1.0464679 overall)</text:p>
      <text:p text:style-name="P1">FOM <text:s text:c="17"/>= <text:s/>955.59546 (z/s)</text:p>
      <text:p text:style-name="P1">#########-march=native-floop-interchange-funroll-loops</text:p>
      <text:p text:style-name="P1">Elapsed time <text:s text:c="8"/>= <text:s text:c="5"/>26.31 (s)</text:p>
      <text:p text:style-name="P1">Grind time (us/z/c) <text:s/>= <text:s/>1.0455117 (per dom) <text:s/>( 1.0455117 overall)</text:p>
      <text:p text:style-name="P1">FOM <text:s text:c="17"/>= <text:s/>956.46946 (z/s)</text:p>
      <text:p text:style-name="P1">#########-march=native-floop-interchange-flto</text:p>
      <text:p text:style-name="P1">Elapsed time <text:s text:c="8"/>= <text:s text:c="5"/>26.41 (s)</text:p>
      <text:p text:style-name="P1">Grind time (us/z/c) <text:s/>= <text:s/>1.0496038 (per dom) <text:s/>( 1.0496038 overall)</text:p>
      <text:p text:style-name="P1">FOM <text:s text:c="17"/>= <text:s/>952.74049 (z/s)</text:p>
      <text:p text:style-name="P2">#########-march=native-floop-strip-mine-funroll-loops</text:p>
      <text:p text:style-name="P2">Elapsed time <text:s text:c="8"/>= <text:s text:c="5"/>26.16 (s)</text:p>
      <text:p text:style-name="P2">Grind time (us/z/c) <text:s/>= <text:s/>1.0394967 (per dom) <text:s/>( 1.0394967 overall)</text:p>
      <text:p text:style-name="P2">FOM <text:s text:c="17"/>= <text:s/>962.00398 (z/s)</text:p>
      <text:p text:style-name="P1">#########-march=native-floop-strip-mine-flto</text:p>
      <text:p text:style-name="P1">Elapsed time <text:s text:c="8"/>= <text:s text:c="5"/>26.55 (s)</text:p>
      <text:p text:style-name="P1">Grind time (us/z/c) <text:s/>= <text:s/>1.0550755 (per dom) <text:s/>( 1.0550755 overall)</text:p>
      <text:p text:style-name="P1">FOM <text:s text:c="17"/>= <text:s/>947.79947 (z/s)</text:p>
      <text:p text:style-name="P1">#########-march=native-funroll-loops-flto</text:p>
      <text:p text:style-name="P1">Elapsed time <text:s text:c="8"/>= <text:s text:c="5"/>26.91 (s)</text:p>
      <text:p text:style-name="P1">Grind time (us/z/c) <text:s/>= <text:s/>1.0694747 (per dom) <text:s/>( 1.0694747 overall)</text:p>
      <text:p text:style-name="P1">FOM <text:s text:c="17"/>= <text:s/>935.03846 (z/s)</text:p>
      <text:p text:style-name="P1">#########-fomit-frame-pointer-floop-block-floop-interchange</text:p>
      <text:p text:style-name="P1">Elapsed time <text:s text:c="8"/>= <text:s text:c="5"/>28.71 (s)</text:p>
      <text:p text:style-name="P1">Grind time (us/z/c) <text:s/>= <text:s/>1.1407258 (per dom) <text:s/>( 1.1407258 overall)</text:p>
      <text:p text:style-name="P1">FOM <text:s text:c="17"/>= <text:s/>876.63483 (z/s)</text:p>
      <text:p text:style-name="P1">#########-fomit-frame-pointer-floop-block-floop-strip-mine</text:p>
      <text:p text:style-name="P1">Elapsed time <text:s text:c="8"/>= <text:s text:c="5"/>28.95 (s)</text:p>
      <text:p text:style-name="P1">Grind time (us/z/c) <text:s/>= <text:s/>1.1503704 (per dom) <text:s/>( 1.1503704 overall)</text:p>
      <text:p text:style-name="P1">FOM <text:s text:c="17"/>= <text:s/>869.28525 (z/s)</text:p>
      <text:p text:style-name="P1">#########-fomit-frame-pointer-floop-block-funroll-loops</text:p>
      <text:p text:style-name="P1">Elapsed time <text:s text:c="8"/>= <text:s text:c="5"/>28.17 (s)</text:p>
      <text:p text:style-name="P1">Grind time (us/z/c) <text:s/>= <text:s/>1.1196114 (per dom) <text:s/>( 1.1196114 overall)</text:p>
      <text:p text:style-name="P1">FOM <text:s text:c="17"/>= <text:s/>893.16702 (z/s)</text:p>
      <text:p text:style-name="P1">#########-fomit-frame-pointer-floop-block-flto</text:p>
      <text:p text:style-name="P1">Elapsed time <text:s text:c="8"/>= <text:s text:c="5"/>29.27 (s)</text:p>
      <text:p text:style-name="P1">Grind time (us/z/c) <text:s/>= <text:s/>1.1631965 (per dom) <text:s/>( 1.1631965 overall)</text:p>
      <text:p text:style-name="P1">FOM <text:s text:c="17"/>= <text:s/>859.69997 (z/s)</text:p>
      <text:p text:style-name="P1">#########-fomit-frame-pointer-floop-interchange-floop-strip-mine</text:p>
      <text:p text:style-name="P1">Elapsed time <text:s text:c="8"/>= <text:s text:c="5"/>28.89 (s)</text:p>
      <text:p text:style-name="P1">Grind time (us/z/c) <text:s/>= <text:s/>1.1482568 (per dom) <text:s/>( 1.1482568 overall)</text:p>
      <text:p text:style-name="P1">FOM <text:s text:c="17"/>= <text:s/>870.88536 (z/s)</text:p>
      <text:p text:style-name="P1"><text:soft-page-break/>#########-fomit-frame-pointer-floop-interchange-funroll-loops</text:p>
      <text:p text:style-name="P1">Elapsed time <text:s text:c="8"/>= <text:s text:c="5"/>28.43 (s)</text:p>
      <text:p text:style-name="P1">Grind time (us/z/c) <text:s/>= <text:s/>1.1297582 (per dom) <text:s/>( 1.1297582 overall)</text:p>
      <text:p text:style-name="P1">FOM <text:s text:c="17"/>= <text:s/>885.14514 (z/s)</text:p>
      <text:p text:style-name="P1">#########-fomit-frame-pointer-floop-interchange-flto</text:p>
      <text:p text:style-name="P1">Elapsed time <text:s text:c="8"/>= <text:s text:c="5"/>28.67 (s)</text:p>
      <text:p text:style-name="P1">Grind time (us/z/c) <text:s/>= <text:s text:c="2"/>1.139173 (per dom) <text:s/>( <text:s/>1.139173 overall)</text:p>
      <text:p text:style-name="P1">FOM <text:s text:c="17"/>= <text:s/>877.82981 (z/s)</text:p>
      <text:p text:style-name="P1">#########-fomit-frame-pointer-floop-strip-mine-funroll-loops</text:p>
      <text:p text:style-name="P1">Elapsed time <text:s text:c="8"/>= <text:s text:c="5"/>28.64 (s)</text:p>
      <text:p text:style-name="P1">Grind time (us/z/c) <text:s/>= <text:s/>1.1380487 (per dom) <text:s/>( 1.1380487 overall)</text:p>
      <text:p text:style-name="P1">FOM <text:s text:c="17"/>= <text:s/>878.69703 (z/s)</text:p>
      <text:p text:style-name="P1">#########-fomit-frame-pointer-floop-strip-mine-flto</text:p>
      <text:p text:style-name="P1">Elapsed time <text:s text:c="8"/>= <text:s text:c="5"/>29.31 (s)</text:p>
      <text:p text:style-name="P1">Grind time (us/z/c) <text:s/>= <text:s/>1.1648933 (per dom) <text:s/>( 1.1648933 overall)</text:p>
      <text:p text:style-name="P1">FOM <text:s text:c="17"/>= <text:s/>858.44775 (z/s)</text:p>
      <text:p text:style-name="P1">#########-fomit-frame-pointer-funroll-loops-flto</text:p>
      <text:p text:style-name="P1">Elapsed time <text:s text:c="8"/>= <text:s text:c="5"/>28.47 (s)</text:p>
      <text:p text:style-name="P1">Grind time (us/z/c) <text:s/>= <text:s/>1.1312308 (per dom) <text:s/>( 1.1312308 overall)</text:p>
      <text:p text:style-name="P1">FOM <text:s text:c="17"/>= <text:s/>883.99293 (z/s)</text:p>
      <text:p text:style-name="P1">#########-floop-block-floop-interchange-floop-strip-mine</text:p>
      <text:p text:style-name="P1">Elapsed time <text:s text:c="8"/>= <text:s text:c="5"/>28.86 (s)</text:p>
      <text:p text:style-name="P1">Grind time (us/z/c) <text:s/>= <text:s/>1.1470111 (per dom) <text:s/>( 1.1470111 overall)</text:p>
      <text:p text:style-name="P1">FOM <text:s text:c="17"/>= <text:s/>871.83112 (z/s)</text:p>
      <text:p text:style-name="P1">#########-floop-block-floop-interchange-funroll-loops</text:p>
      <text:p text:style-name="P1">Elapsed time <text:s text:c="8"/>= <text:s text:c="5"/>28.17 (s)</text:p>
      <text:p text:style-name="P1">Grind time (us/z/c) <text:s/>= <text:s/>1.1195727 (per dom) <text:s/>( 1.1195727 overall)</text:p>
      <text:p text:style-name="P1">FOM <text:s text:c="17"/>= <text:s text:c="2"/>893.1979 (z/s)</text:p>
      <text:p text:style-name="P1">#########-floop-block-floop-interchange-flto</text:p>
      <text:p text:style-name="P1">Elapsed time <text:s text:c="8"/>= <text:s text:c="5"/>28.48 (s)</text:p>
      <text:p text:style-name="P1">Grind time (us/z/c) <text:s/>= <text:s/>1.1316844 (per dom) <text:s/>( 1.1316844 overall)</text:p>
      <text:p text:style-name="P1">FOM <text:s text:c="17"/>= <text:s/>883.63862 (z/s)</text:p>
      <text:p text:style-name="P1">#########-floop-block-floop-strip-mine-funroll-loops</text:p>
      <text:p text:style-name="P1">Elapsed time <text:s text:c="8"/>= <text:s text:c="5"/>28.19 (s)</text:p>
      <text:p text:style-name="P1">Grind time (us/z/c) <text:s/>= <text:s/>1.1203813 (per dom) <text:s/>( 1.1203813 overall)</text:p>
      <text:p text:style-name="P1">FOM <text:s text:c="17"/>= <text:s/>892.55325 (z/s)</text:p>
      <text:p text:style-name="P1">#########-floop-block-floop-strip-mine-flto</text:p>
      <text:p text:style-name="P1">Elapsed time <text:s text:c="8"/>= <text:s text:c="5"/>28.66 (s)</text:p>
      <text:p text:style-name="P1">Grind time (us/z/c) <text:s/>= <text:s/>1.1387438 (per dom) <text:s/>( 1.1387438 overall)</text:p>
      <text:p text:style-name="P1">FOM <text:s text:c="17"/>= <text:s/>878.16062 (z/s)</text:p>
      <text:p text:style-name="P1">#########-floop-block-funroll-loops-flto</text:p>
      <text:p text:style-name="P1">Elapsed time <text:s text:c="8"/>= <text:s text:c="5"/>28.50 (s)</text:p>
      <text:p text:style-name="P1">Grind time (us/z/c) <text:s/>= <text:s/>1.1323982 (per dom) <text:s/>( 1.1323982 overall)</text:p>
      <text:p text:style-name="P1">FOM <text:s text:c="17"/>= <text:s/>883.08157 (z/s)</text:p>
      <text:p text:style-name="P1">#########-floop-interchange-floop-strip-mine-funroll-loops</text:p>
      <text:p text:style-name="P1">Elapsed time <text:s text:c="8"/>= <text:s text:c="5"/>28.11 (s)</text:p>
      <text:p text:style-name="P1">Grind time (us/z/c) <text:s/>= <text:s/>1.1168837 (per dom) <text:s/>( 1.1168837 overall)</text:p>
      <text:p text:style-name="P1">FOM <text:s text:c="17"/>= <text:s/>895.34838 (z/s)</text:p>
      <text:p text:style-name="P1">#########-floop-interchange-floop-strip-mine-flto</text:p>
      <text:p text:style-name="P1">Elapsed time <text:s text:c="8"/>= <text:s text:c="5"/>28.69 (s)</text:p>
      <text:p text:style-name="P1">Grind time (us/z/c) <text:s/>= <text:s/>1.1399422 (per dom) <text:s/>( 1.1399422 overall)</text:p>
      <text:p text:style-name="P1">FOM <text:s text:c="17"/>= <text:s/>877.23745 (z/s)</text:p>
      <text:p text:style-name="P1">#########-floop-interchange-funroll-loops-flto</text:p>
      <text:p text:style-name="P1">Elapsed time <text:s text:c="8"/>= <text:s text:c="5"/>29.17 (s)</text:p>
      <text:p text:style-name="P1">Grind time (us/z/c) <text:s/>= <text:s/>1.1593422 (per dom) <text:s/>( 1.1593422 overall)</text:p>
      <text:p text:style-name="P1">FOM <text:s text:c="17"/>= <text:s/>862.55807 (z/s)</text:p>
      <text:p text:style-name="P1">#########-floop-strip-mine-funroll-loops-flto</text:p>
      <text:p text:style-name="P1">Elapsed time <text:s text:c="8"/>= <text:s text:c="5"/>28.73 (s)</text:p>
      <text:p text:style-name="P1">Grind time (us/z/c) <text:s/>= <text:s/>1.1418251 (per dom) <text:s/>( 1.1418251 overall)</text:p>
      <text:p text:style-name="P1">FOM <text:s text:c="17"/>= <text:s/>875.79084 (z/s)</text:p>
      <text:p text:style-name="P1">#########-march=native-fomit-frame-pointer-floop-block-floop-interchange</text:p>
      <text:p text:style-name="P1">Elapsed time <text:s text:c="8"/>= <text:s text:c="5"/>26.81 (s)</text:p>
      <text:p text:style-name="P1">Grind time (us/z/c) <text:s/>= <text:s/>1.0656061 (per dom) <text:s/>( 1.0656061 overall)</text:p>
      <text:p text:style-name="P1">FOM <text:s text:c="17"/>= <text:s text:c="2"/>938.4331 (z/s)</text:p>
      <text:p text:style-name="P1"><text:soft-page-break/>#########-march=native-fomit-frame-pointer-floop-block-floop-strip-mine</text:p>
      <text:p text:style-name="P1">Elapsed time <text:s text:c="8"/>= <text:s text:c="5"/>26.67 (s)</text:p>
      <text:p text:style-name="P1">Grind time (us/z/c) <text:s/>= <text:s/>1.0599076 (per dom) <text:s/>( 1.0599076 overall)</text:p>
      <text:p text:style-name="P1">FOM <text:s text:c="17"/>= <text:s/>943.47846 (z/s)</text:p>
      <text:p text:style-name="P1">#########-march=native-fomit-frame-pointer-floop-block-funroll-loops</text:p>
      <text:p text:style-name="P1">Elapsed time <text:s text:c="8"/>= <text:s text:c="5"/>26.55 (s)</text:p>
      <text:p text:style-name="P1">Grind time (us/z/c) <text:s/>= <text:s/>1.0552741 (per dom) <text:s/>( 1.0552741 overall)</text:p>
      <text:p text:style-name="P1">FOM <text:s text:c="17"/>= <text:s/>947.62111 (z/s)</text:p>
      <text:p text:style-name="P1">#########-march=native-fomit-frame-pointer-floop-block-flto</text:p>
      <text:p text:style-name="P1">Elapsed time <text:s text:c="8"/>= <text:s text:c="5"/>26.52 (s)</text:p>
      <text:p text:style-name="P1">Grind time (us/z/c) <text:s/>= <text:s/>1.0540709 (per dom) <text:s/>( 1.0540709 overall)</text:p>
      <text:p text:style-name="P1">FOM <text:s text:c="17"/>= <text:s/>948.70283 (z/s)</text:p>
      <text:p text:style-name="P1">#########-march=native-fomit-frame-pointer-floop-interchange-floop-strip-mine</text:p>
      <text:p text:style-name="P1">Elapsed time <text:s text:c="8"/>= <text:s text:c="5"/>26.55 (s)</text:p>
      <text:p text:style-name="P1">Grind time (us/z/c) <text:s/>= <text:s/>1.0549689 (per dom) <text:s/>( 1.0549689 overall)</text:p>
      <text:p text:style-name="P1">FOM <text:s text:c="17"/>= <text:s/>947.89522 (z/s)</text:p>
      <text:p text:style-name="P1">#########-march=native-fomit-frame-pointer-floop-interchange-funroll-loops</text:p>
      <text:p text:style-name="P1">Elapsed time <text:s text:c="8"/>= <text:s text:c="5"/>26.44 (s)</text:p>
      <text:p text:style-name="P1">Grind time (us/z/c) <text:s/>= <text:s/>1.0508497 (per dom) <text:s/>( 1.0508497 overall)</text:p>
      <text:p text:style-name="P1">FOM <text:s text:c="17"/>= <text:s/>951.61083 (z/s)</text:p>
      <text:p text:style-name="P1">#########-march=native-fomit-frame-pointer-floop-interchange-flto</text:p>
      <text:p text:style-name="P1">Elapsed time <text:s text:c="8"/>= <text:s text:c="5"/>26.70 (s)</text:p>
      <text:p text:style-name="P1">Grind time (us/z/c) <text:s/>= <text:s text:c="2"/>1.060855 (per dom) <text:s/>( <text:s/>1.060855 overall)</text:p>
      <text:p text:style-name="P1">FOM <text:s text:c="17"/>= <text:s text:c="2"/>942.6359 (z/s)</text:p>
      <text:p text:style-name="P1">#########-march=native-fomit-frame-pointer-floop-strip-mine-funroll-loops</text:p>
      <text:p text:style-name="P1">Elapsed time <text:s text:c="8"/>= <text:s text:c="5"/>26.51 (s)</text:p>
      <text:p text:style-name="P1">Grind time (us/z/c) <text:s/>= <text:s/>1.0534777 (per dom) <text:s/>( 1.0534777 overall)</text:p>
      <text:p text:style-name="P1">FOM <text:s text:c="17"/>= <text:s/>949.23702 (z/s)</text:p>
      <text:p text:style-name="P1">#########-march=native-fomit-frame-pointer-floop-strip-mine-flto</text:p>
      <text:p text:style-name="P1">Elapsed time <text:s text:c="8"/>= <text:s text:c="5"/>26.81 (s)</text:p>
      <text:p text:style-name="P1">Grind time (us/z/c) <text:s/>= <text:s/>1.0652189 (per dom) <text:s/>( 1.0652189 overall)</text:p>
      <text:p text:style-name="P1">FOM <text:s text:c="17"/>= <text:s/>938.77416 (z/s)</text:p>
      <text:p text:style-name="P1">#########-march=native-fomit-frame-pointer-funroll-loops-flto</text:p>
      <text:p text:style-name="P1">Elapsed time <text:s text:c="8"/>= <text:s text:c="5"/>26.79 (s)</text:p>
      <text:p text:style-name="P1">Grind time (us/z/c) <text:s/>= <text:s/>1.0646489 (per dom) <text:s/>( 1.0646489 overall)</text:p>
      <text:p text:style-name="P1">FOM <text:s text:c="17"/>= <text:s/>939.27679 (z/s)</text:p>
      <text:p text:style-name="P1">#########-march=native-floop-block-floop-interchange-floop-strip-mine</text:p>
      <text:p text:style-name="P1">Elapsed time <text:s text:c="8"/>= <text:s text:c="5"/>26.70 (s)</text:p>
      <text:p text:style-name="P1">Grind time (us/z/c) <text:s/>= <text:s/>1.0611774 (per dom) <text:s/>( 1.0611774 overall)</text:p>
      <text:p text:style-name="P1">FOM <text:s text:c="17"/>= <text:s/>942.34951 (z/s)</text:p>
      <text:p text:style-name="P1">#########-march=native-floop-block-floop-interchange-funroll-loops</text:p>
      <text:p text:style-name="P1">Elapsed time <text:s text:c="8"/>= <text:s text:c="5"/>26.57 (s)</text:p>
      <text:p text:style-name="P1">Grind time (us/z/c) <text:s/>= <text:s/>1.0557227 (per dom) <text:s/>( 1.0557227 overall)</text:p>
      <text:p text:style-name="P1">FOM <text:s text:c="17"/>= <text:s/>947.21847 (z/s)</text:p>
      <text:p text:style-name="P1">#########-march=native-floop-block-floop-interchange-flto</text:p>
      <text:p text:style-name="P1">Elapsed time <text:s text:c="8"/>= <text:s text:c="5"/>26.68 (s)</text:p>
      <text:p text:style-name="P1">Grind time (us/z/c) <text:s/>= <text:s/>1.0604103 (per dom) <text:s/>( 1.0604103 overall)</text:p>
      <text:p text:style-name="P1">FOM <text:s text:c="17"/>= <text:s/>943.03119 (z/s)</text:p>
      <text:p text:style-name="P1">#########-march=native-floop-block-floop-strip-mine-funroll-loops</text:p>
      <text:p text:style-name="P1">Elapsed time <text:s text:c="8"/>= <text:s text:c="5"/>26.58 (s)</text:p>
      <text:p text:style-name="P1">Grind time (us/z/c) <text:s/>= <text:s/>1.0563737 (per dom) <text:s/>( 1.0563737 overall)</text:p>
      <text:p text:style-name="P1">FOM <text:s text:c="17"/>= <text:s/>946.63473 (z/s)</text:p>
      <text:p text:style-name="P1">#########-march=native-floop-block-floop-strip-mine-flto</text:p>
      <text:p text:style-name="P1">Elapsed time <text:s text:c="8"/>= <text:s text:c="5"/>26.80 (s)</text:p>
      <text:p text:style-name="P1">Grind time (us/z/c) <text:s/>= <text:s/>1.0651789 (per dom) <text:s/>( 1.0651789 overall)</text:p>
      <text:p text:style-name="P1">FOM <text:s text:c="17"/>= <text:s/>938.80943 (z/s)</text:p>
      <text:p text:style-name="P1">#########-march=native-floop-block-funroll-loops-flto</text:p>
      <text:p text:style-name="P1">Elapsed time <text:s text:c="8"/>= <text:s text:c="5"/>26.64 (s)</text:p>
      <text:p text:style-name="P1">Grind time (us/z/c) <text:s/>= <text:s/>1.0585074 (per dom) <text:s/>( 1.0585074 overall)</text:p>
      <text:p text:style-name="P1">FOM <text:s text:c="17"/>= <text:s/>944.72652 (z/s)</text:p>
      <text:p text:style-name="P1">#########-march=native-floop-interchange-floop-strip-mine-funroll-loops</text:p>
      <text:p text:style-name="P1">Elapsed time <text:s text:c="8"/>= <text:s text:c="5"/>26.61 (s)</text:p>
      <text:p text:style-name="P1">Grind time (us/z/c) <text:s/>= <text:s/>1.0575345 (per dom) <text:s/>( 1.0575345 overall)</text:p>
      <text:p text:style-name="P1">FOM <text:s text:c="17"/>= <text:s/>945.59563 (z/s)</text:p>
      <text:p text:style-name="P1"><text:soft-page-break/>#########-march=native-floop-interchange-floop-strip-mine-flto</text:p>
      <text:p text:style-name="P1">Elapsed time <text:s text:c="8"/>= <text:s text:c="5"/>27.01 (s)</text:p>
      <text:p text:style-name="P1">Grind time (us/z/c) <text:s/>= <text:s/>1.0734756 (per dom) <text:s/>( 1.0734756 overall)</text:p>
      <text:p text:style-name="P1">FOM <text:s text:c="17"/>= <text:s/>931.55354 (z/s)</text:p>
      <text:p text:style-name="P1">#########-march=native-floop-interchange-funroll-loops-flto</text:p>
      <text:p text:style-name="P1">Elapsed time <text:s text:c="8"/>= <text:s text:c="5"/>26.71 (s)</text:p>
      <text:p text:style-name="P1">Grind time (us/z/c) <text:s/>= <text:s/>1.0615328 (per dom) <text:s/>( 1.0615328 overall)</text:p>
      <text:p text:style-name="P1">FOM <text:s text:c="17"/>= <text:s/>942.03402 (z/s)</text:p>
      <text:p text:style-name="P1">#########-march=native-floop-strip-mine-funroll-loops-flto</text:p>
      <text:p text:style-name="P1">Elapsed time <text:s text:c="8"/>= <text:s text:c="5"/>26.51 (s)</text:p>
      <text:p text:style-name="P1">Grind time (us/z/c) <text:s/>= <text:s/>1.0533543 (per dom) <text:s/>( 1.0533543 overall)</text:p>
      <text:p text:style-name="P1">FOM <text:s text:c="17"/>= <text:s/>949.34821 (z/s)</text:p>
      <text:p text:style-name="P1">#########-fomit-frame-pointer-floop-block-floop-interchange-floop-strip-mine</text:p>
      <text:p text:style-name="P1">Elapsed time <text:s text:c="8"/>= <text:s text:c="5"/>28.84 (s)</text:p>
      <text:p text:style-name="P1">Grind time (us/z/c) <text:s/>= <text:s/>1.1461264 (per dom) <text:s/>( 1.1461264 overall)</text:p>
      <text:p text:style-name="P1">FOM <text:s text:c="17"/>= <text:s/>872.50411 (z/s)</text:p>
      <text:p text:style-name="P1">#########-fomit-frame-pointer-floop-block-floop-interchange-funroll-loops</text:p>
      <text:p text:style-name="P1">Elapsed time <text:s text:c="8"/>= <text:s text:c="5"/>28.18 (s)</text:p>
      <text:p text:style-name="P1">Grind time (us/z/c) <text:s/>= <text:s/>1.1197231 (per dom) <text:s/>( 1.1197231 overall)</text:p>
      <text:p text:style-name="P1">FOM <text:s text:c="17"/>= <text:s/>893.07797 (z/s)</text:p>
      <text:p text:style-name="P1">#########-fomit-frame-pointer-floop-block-floop-interchange-flto</text:p>
      <text:p text:style-name="P1">Elapsed time <text:s text:c="8"/>= <text:s text:c="5"/>29.29 (s)</text:p>
      <text:p text:style-name="P1">Grind time (us/z/c) <text:s/>= <text:s/>1.1639441 (per dom) <text:s/>( 1.1639441 overall)</text:p>
      <text:p text:style-name="P1">FOM <text:s text:c="17"/>= <text:s/>859.14777 (z/s)</text:p>
      <text:p text:style-name="P1">#########-fomit-frame-pointer-floop-block-floop-strip-mine-funroll-loops</text:p>
      <text:p text:style-name="P1">Elapsed time <text:s text:c="8"/>= <text:s text:c="5"/>28.18 (s)</text:p>
      <text:p text:style-name="P1">Grind time (us/z/c) <text:s/>= <text:s/>1.1200101 (per dom) <text:s/>( 1.1200101 overall)</text:p>
      <text:p text:style-name="P1">FOM <text:s text:c="17"/>= <text:s/>892.84913 (z/s)</text:p>
      <text:p text:style-name="P1">#########-fomit-frame-pointer-floop-block-floop-strip-mine-flto</text:p>
      <text:p text:style-name="P1">Elapsed time <text:s text:c="8"/>= <text:s text:c="5"/>28.65 (s)</text:p>
      <text:p text:style-name="P1">Grind time (us/z/c) <text:s/>= <text:s/>1.1385385 (per dom) <text:s/>( 1.1385385 overall)</text:p>
      <text:p text:style-name="P1">FOM <text:s text:c="17"/>= <text:s/>878.31903 (z/s)</text:p>
      <text:p text:style-name="P1">#########-fomit-frame-pointer-floop-block-funroll-loops-flto</text:p>
      <text:p text:style-name="P1">Elapsed time <text:s text:c="8"/>= <text:s text:c="5"/>28.77 (s)</text:p>
      <text:p text:style-name="P1">Grind time (us/z/c) <text:s/>= <text:s text:c="2"/>1.143141 (per dom) <text:s/>( <text:s/>1.143141 overall)</text:p>
      <text:p text:style-name="P1">FOM <text:s text:c="17"/>= <text:s/>874.78273 (z/s)</text:p>
      <text:p text:style-name="P1">#########-fomit-frame-pointer-floop-interchange-floop-strip-mine-funroll-loops</text:p>
      <text:p text:style-name="P1">Elapsed time <text:s text:c="8"/>= <text:s text:c="5"/>28.27 (s)</text:p>
      <text:p text:style-name="P1">Grind time (us/z/c) <text:s/>= <text:s/>1.1234417 (per dom) <text:s/>( 1.1234417 overall)</text:p>
      <text:p text:style-name="P1">FOM <text:s text:c="17"/>= <text:s/>890.12184 (z/s)</text:p>
      <text:p text:style-name="P1">#########-fomit-frame-pointer-floop-interchange-floop-strip-mine-flto</text:p>
      <text:p text:style-name="P1">Elapsed time <text:s text:c="8"/>= <text:s text:c="5"/>29.09 (s)</text:p>
      <text:p text:style-name="P1">Grind time (us/z/c) <text:s/>= <text:s/>1.1560997 (per dom) <text:s/>( 1.1560997 overall)</text:p>
      <text:p text:style-name="P1">FOM <text:s text:c="17"/>= <text:s/>864.97727 (z/s)</text:p>
      <text:p text:style-name="P1">#########-fomit-frame-pointer-floop-interchange-funroll-loops-flto</text:p>
      <text:p text:style-name="P1">Elapsed time <text:s text:c="8"/>= <text:s text:c="5"/>28.75 (s)</text:p>
      <text:p text:style-name="P1">Grind time (us/z/c) <text:s/>= <text:s/>1.1423484 (per dom) <text:s/>( 1.1423484 overall)</text:p>
      <text:p text:style-name="P1">FOM <text:s text:c="17"/>= <text:s/>875.38971 (z/s)</text:p>
      <text:p text:style-name="P1">#########-fomit-frame-pointer-floop-strip-mine-funroll-loops-flto</text:p>
      <text:p text:style-name="P1">Elapsed time <text:s text:c="8"/>= <text:s text:c="5"/>28.73 (s)</text:p>
      <text:p text:style-name="P1">Grind time (us/z/c) <text:s/>= <text:s/>1.1417182 (per dom) <text:s/>( 1.1417182 overall)</text:p>
      <text:p text:style-name="P1">FOM <text:s text:c="17"/>= <text:s/>875.87284 (z/s)</text:p>
      <text:p text:style-name="P1">#########-floop-block-floop-interchange-floop-strip-mine-funroll-loops</text:p>
      <text:p text:style-name="P1">Elapsed time <text:s text:c="8"/>= <text:s text:c="5"/>28.35 (s)</text:p>
      <text:p text:style-name="P1">Grind time (us/z/c) <text:s/>= <text:s text:c="2"/>1.126484 (per dom) <text:s/>( <text:s/>1.126484 overall)</text:p>
      <text:p text:style-name="P1">FOM <text:s text:c="17"/>= <text:s/>887.71787 (z/s)</text:p>
      <text:p text:style-name="P1">#########-floop-block-floop-interchange-floop-strip-mine-flto</text:p>
      <text:p text:style-name="P1">Elapsed time <text:s text:c="8"/>= <text:s text:c="5"/>28.82 (s)</text:p>
      <text:p text:style-name="P1">Grind time (us/z/c) <text:s/>= <text:s/>1.1454099 (per dom) <text:s/>( 1.1454099 overall)</text:p>
      <text:p text:style-name="P1">FOM <text:s text:c="17"/>= <text:s/>873.04989 (z/s)</text:p>
      <text:p text:style-name="P1">#########-floop-block-floop-interchange-funroll-loops-flto</text:p>
      <text:p text:style-name="P1">Elapsed time <text:s text:c="8"/>= <text:s text:c="5"/>28.52 (s)</text:p>
      <text:p text:style-name="P1">Grind time (us/z/c) <text:s/>= <text:s/>1.1334337 (per dom) <text:s/>( 1.1334337 overall)</text:p>
      <text:p text:style-name="P1">FOM <text:s text:c="17"/>= <text:s/>882.27483 (z/s)</text:p>
      <text:p text:style-name="P1"><text:soft-page-break/>#########-floop-block-floop-strip-mine-funroll-loops-flto</text:p>
      <text:p text:style-name="P1">Elapsed time <text:s text:c="8"/>= <text:s text:c="5"/>28.69 (s)</text:p>
      <text:p text:style-name="P1">Grind time (us/z/c) <text:s/>= <text:s/>1.1401787 (per dom) <text:s/>( 1.1401787 overall)</text:p>
      <text:p text:style-name="P1">FOM <text:s text:c="17"/>= <text:s/>877.05546 (z/s)</text:p>
      <text:p text:style-name="P1">#########-floop-interchange-floop-strip-mine-funroll-loops-flto</text:p>
      <text:p text:style-name="P1">Elapsed time <text:s text:c="8"/>= <text:s text:c="5"/>28.70 (s)</text:p>
      <text:p text:style-name="P1">Grind time (us/z/c) <text:s/>= <text:s/>1.1404994 (per dom) <text:s/>( 1.1404994 overall)</text:p>
      <text:p text:style-name="P1">FOM <text:s text:c="17"/>= <text:s/>876.80891 (z/s)</text:p>
      <text:p text:style-name="P1">#########-march=native-fomit-frame-pointer-floop-block-floop-interchange-floop-strip-mine</text:p>
      <text:p text:style-name="P1">Elapsed time <text:s text:c="8"/>= <text:s text:c="5"/>26.51 (s)</text:p>
      <text:p text:style-name="P1">Grind time (us/z/c) <text:s/>= <text:s/>1.0534451 (per dom) <text:s/>( 1.0534451 overall)</text:p>
      <text:p text:style-name="P1">FOM <text:s text:c="17"/>= <text:s/>949.26638 (z/s)</text:p>
      <text:p text:style-name="P1">#########-march=native-fomit-frame-pointer-floop-block-floop-interchange-funroll-loops</text:p>
      <text:p text:style-name="P1">Elapsed time <text:s text:c="8"/>= <text:s text:c="5"/>26.47 (s)</text:p>
      <text:p text:style-name="P1">Grind time (us/z/c) <text:s/>= <text:s/>1.0518112 (per dom) <text:s/>( 1.0518112 overall)</text:p>
      <text:p text:style-name="P1">FOM <text:s text:c="17"/>= <text:s/>950.74097 (z/s)</text:p>
      <text:p text:style-name="P1">#########-march=native-fomit-frame-pointer-floop-block-floop-interchange-flto</text:p>
      <text:p text:style-name="P1">Elapsed time <text:s text:c="8"/>= <text:s text:c="5"/>26.67 (s)</text:p>
      <text:p text:style-name="P1">Grind time (us/z/c) <text:s/>= <text:s/>1.0596842 (per dom) <text:s/>( 1.0596842 overall)</text:p>
      <text:p text:style-name="P1">FOM <text:s text:c="17"/>= <text:s/>943.67741 (z/s)</text:p>
      <text:p text:style-name="P1">#########-march=native-fomit-frame-pointer-floop-block-floop-strip-mine-funroll-loops</text:p>
      <text:p text:style-name="P1">Elapsed time <text:s text:c="8"/>= <text:s text:c="5"/>26.46 (s)</text:p>
      <text:p text:style-name="P1">Grind time (us/z/c) <text:s/>= <text:s/>1.0516495 (per dom) <text:s/>( 1.0516495 overall)</text:p>
      <text:p text:style-name="P1">FOM <text:s text:c="17"/>= <text:s/>950.88715 (z/s)</text:p>
      <text:p text:style-name="P1">#########-march=native-fomit-frame-pointer-floop-block-floop-strip-mine-flto</text:p>
      <text:p text:style-name="P1">Elapsed time <text:s text:c="8"/>= <text:s text:c="5"/>26.70 (s)</text:p>
      <text:p text:style-name="P1">Grind time (us/z/c) <text:s/>= <text:s/>1.0612369 (per dom) <text:s/>( 1.0612369 overall)</text:p>
      <text:p text:style-name="P1">FOM <text:s text:c="17"/>= <text:s/>942.29669 (z/s)</text:p>
      <text:p text:style-name="P1">#########-march=native-fomit-frame-pointer-floop-block-funroll-loops-flto</text:p>
      <text:p text:style-name="P1">Elapsed time <text:s text:c="8"/>= <text:s text:c="5"/>26.67 (s)</text:p>
      <text:p text:style-name="P1">Grind time (us/z/c) <text:s/>= <text:s/>1.0597363 (per dom) <text:s/>( 1.0597363 overall)</text:p>
      <text:p text:style-name="P1">FOM <text:s text:c="17"/>= <text:s/>943.63102 (z/s)</text:p>
      <text:p text:style-name="P1">#########-march=native-fomit-frame-pointer-floop-interchange-floop-strip-mine-funroll-loops</text:p>
      <text:p text:style-name="P1">Elapsed time <text:s text:c="8"/>= <text:s text:c="5"/>26.45 (s)</text:p>
      <text:p text:style-name="P1">Grind time (us/z/c) <text:s/>= <text:s/>1.0512199 (per dom) <text:s/>( 1.0512199 overall)</text:p>
      <text:p text:style-name="P1">FOM <text:s text:c="17"/>= <text:s/>951.27577 (z/s)</text:p>
      <text:p text:style-name="P1">#########-march=native-fomit-frame-pointer-floop-interchange-floop-strip-mine-flto</text:p>
      <text:p text:style-name="P1">Elapsed time <text:s text:c="8"/>= <text:s text:c="5"/>26.44 (s)</text:p>
      <text:p text:style-name="P1">Grind time (us/z/c) <text:s/>= <text:s/>1.0507587 (per dom) <text:s/>( 1.0507587 overall)</text:p>
      <text:p text:style-name="P1">FOM <text:s text:c="17"/>= <text:s/>951.69328 (z/s)</text:p>
      <text:p text:style-name="P1">#########-march=native-fomit-frame-pointer-floop-interchange-funroll-loops-flto</text:p>
      <text:p text:style-name="P1">Elapsed time <text:s text:c="8"/>= <text:s text:c="5"/>26.54 (s)</text:p>
      <text:p text:style-name="P1">Grind time (us/z/c) <text:s/>= <text:s/>1.0547221 (per dom) <text:s/>( 1.0547221 overall)</text:p>
      <text:p text:style-name="P1">FOM <text:s text:c="17"/>= <text:s/>948.11708 (z/s)</text:p>
      <text:p text:style-name="P1">#########-march=native-fomit-frame-pointer-floop-strip-mine-funroll-loops-flto</text:p>
      <text:p text:style-name="P1">Elapsed time <text:s text:c="8"/>= <text:s text:c="5"/>26.61 (s)</text:p>
      <text:p text:style-name="P1">Grind time (us/z/c) <text:s/>= <text:s/>1.0573079 (per dom) <text:s/>( 1.0573079 overall)</text:p>
      <text:p text:style-name="P1">FOM <text:s text:c="17"/>= <text:s/>945.79825 (z/s)</text:p>
      <text:p text:style-name="P1">#########-march=native-floop-block-floop-interchange-floop-strip-mine-funroll-loops</text:p>
      <text:p text:style-name="P1">Elapsed time <text:s text:c="8"/>= <text:s text:c="5"/>26.35 (s)</text:p>
      <text:p text:style-name="P1">Grind time (us/z/c) <text:s/>= <text:s/>1.0470236 (per dom) <text:s/>( 1.0470236 overall)</text:p>
      <text:p text:style-name="P1">FOM <text:s text:c="17"/>= <text:s/>955.08834 (z/s)</text:p>
      <text:p text:style-name="P1">#########-march=native-floop-block-floop-interchange-floop-strip-mine-flto</text:p>
      <text:p text:style-name="P1">Elapsed time <text:s text:c="8"/>= <text:s text:c="5"/>26.63 (s)</text:p>
      <text:p text:style-name="P1">Grind time (us/z/c) <text:s/>= <text:s/>1.0582649 (per dom) <text:s/>( 1.0582649 overall)</text:p>
      <text:p text:style-name="P1">FOM <text:s text:c="17"/>= <text:s/>944.94302 (z/s)</text:p>
      <text:p text:style-name="P1">#########-march=native-floop-block-floop-interchange-funroll-loops-flto</text:p>
      <text:p text:style-name="P1">Elapsed time <text:s text:c="8"/>= <text:s text:c="5"/>26.89 (s)</text:p>
      <text:p text:style-name="P1"><text:soft-page-break/>Grind time (us/z/c) <text:s/>= <text:s/>1.0684254 (per dom) <text:s/>( 1.0684254 overall)</text:p>
      <text:p text:style-name="P1">FOM <text:s text:c="17"/>= <text:s/>935.95681 (z/s)</text:p>
      <text:p text:style-name="P1">#########-march=native-floop-block-floop-strip-mine-funroll-loops-flto</text:p>
      <text:p text:style-name="P1">Elapsed time <text:s text:c="8"/>= <text:s text:c="5"/>26.64 (s)</text:p>
      <text:p text:style-name="P1">Grind time (us/z/c) <text:s/>= <text:s/>1.0586276 (per dom) <text:s/>( 1.0586276 overall)</text:p>
      <text:p text:style-name="P1">FOM <text:s text:c="17"/>= <text:s/>944.61927 (z/s)</text:p>
      <text:p text:style-name="P1">#########-march=native-floop-interchange-floop-strip-mine-funroll-loops-flto</text:p>
      <text:p text:style-name="P1">Elapsed time <text:s text:c="8"/>= <text:s text:c="5"/>26.56 (s)</text:p>
      <text:p text:style-name="P1">Grind time (us/z/c) <text:s/>= <text:s/>1.0554777 (per dom) <text:s/>( 1.0554777 overall)</text:p>
      <text:p text:style-name="P1">FOM <text:s text:c="17"/>= <text:s text:c="2"/>947.4383 (z/s)</text:p>
      <text:p text:style-name="P1">#########-fomit-frame-pointer-floop-block-floop-interchange-floop-strip-mine-funroll-loops</text:p>
      <text:p text:style-name="P1">Elapsed time <text:s text:c="8"/>= <text:s text:c="5"/>28.22 (s)</text:p>
      <text:p text:style-name="P1">Grind time (us/z/c) <text:s/>= <text:s/>1.1213514 (per dom) <text:s/>( 1.1213514 overall)</text:p>
      <text:p text:style-name="P1">FOM <text:s text:c="17"/>= <text:s text:c="2"/>891.7811 (z/s)</text:p>
      <text:p text:style-name="P1">#########-fomit-frame-pointer-floop-block-floop-interchange-floop-strip-mine-flto</text:p>
      <text:p text:style-name="P1">Elapsed time <text:s text:c="8"/>= <text:s text:c="5"/>28.64 (s)</text:p>
      <text:p text:style-name="P1">Grind time (us/z/c) <text:s/>= <text:s/>1.1383137 (per dom) <text:s/>( 1.1383137 overall)</text:p>
      <text:p text:style-name="P1">FOM <text:s text:c="17"/>= <text:s/>878.49246 (z/s)</text:p>
      <text:p text:style-name="P1">#########-fomit-frame-pointer-floop-block-floop-interchange-funroll-loops-flto</text:p>
      <text:p text:style-name="P1">Elapsed time <text:s text:c="8"/>= <text:s text:c="5"/>28.73 (s)</text:p>
      <text:p text:style-name="P1">Grind time (us/z/c) <text:s/>= <text:s text:c="2"/>1.141687 (per dom) <text:s/>( <text:s/>1.141687 overall)</text:p>
      <text:p text:style-name="P1">FOM <text:s text:c="17"/>= <text:s text:c="2"/>875.8968 (z/s)</text:p>
      <text:p text:style-name="P1">#########-fomit-frame-pointer-floop-block-floop-strip-mine-funroll-loops-flto</text:p>
      <text:p text:style-name="P1">Elapsed time <text:s text:c="8"/>= <text:s text:c="5"/>28.70 (s)</text:p>
      <text:p text:style-name="P1">Grind time (us/z/c) <text:s/>= <text:s/>1.1403651 (per dom) <text:s/>( 1.1403651 overall)</text:p>
      <text:p text:style-name="P1">FOM <text:s text:c="17"/>= <text:s/>876.91212 (z/s)</text:p>
      <text:p text:style-name="P1">#########-fomit-frame-pointer-floop-interchange-floop-strip-mine-funroll-loops-flto</text:p>
      <text:p text:style-name="P1">Elapsed time <text:s text:c="8"/>= <text:s text:c="5"/>28.56 (s)</text:p>
      <text:p text:style-name="P1">Grind time (us/z/c) <text:s/>= <text:s/>1.1348912 (per dom) <text:s/>( 1.1348912 overall)</text:p>
      <text:p text:style-name="P1">FOM <text:s text:c="17"/>= <text:s/>881.14177 (z/s)</text:p>
      <text:p text:style-name="P1">#########-floop-block-floop-interchange-floop-strip-mine-funroll-loops-flto</text:p>
      <text:p text:style-name="P1">Elapsed time <text:s text:c="8"/>= <text:s text:c="5"/>28.55 (s)</text:p>
      <text:p text:style-name="P1">Grind time (us/z/c) <text:s/>= <text:s/>1.1346979 (per dom) <text:s/>( 1.1346979 overall)</text:p>
      <text:p text:style-name="P1">FOM <text:s text:c="17"/>= <text:s/>881.29187 (z/s)</text:p>
      <text:p text:style-name="P1">#########-march=native-fomit-frame-pointer-floop-block-floop-interchange-floop-strip-mine-funroll-loops</text:p>
      <text:p text:style-name="P1">Elapsed time <text:s text:c="8"/>= <text:s text:c="5"/>27.03 (s)</text:p>
      <text:p text:style-name="P1">Grind time (us/z/c) <text:s/>= <text:s/>1.0743287 (per dom) <text:s/>( 1.0743287 overall)</text:p>
      <text:p text:style-name="P1">FOM <text:s text:c="17"/>= <text:s text:c="2"/>930.8138 (z/s)</text:p>
      <text:p text:style-name="P1">#########-march=native-fomit-frame-pointer-floop-block-floop-interchange-floop-strip-mine-flto</text:p>
      <text:p text:style-name="P1">Elapsed time <text:s text:c="8"/>= <text:s text:c="5"/>26.43 (s)</text:p>
      <text:p text:style-name="P1">Grind time (us/z/c) <text:s/>= <text:s/>1.0502397 (per dom) <text:s/>( 1.0502397 overall)</text:p>
      <text:p text:style-name="P1">FOM <text:s text:c="17"/>= <text:s/>952.16358 (z/s)</text:p>
      <text:p text:style-name="P1">#########-march=native-fomit-frame-pointer-floop-block-floop-interchange-funroll-loops-flto</text:p>
      <text:p text:style-name="P1">Elapsed time <text:s text:c="8"/>= <text:s text:c="5"/>26.42 (s)</text:p>
      <text:p text:style-name="P1">Grind time (us/z/c) <text:s/>= <text:s/>1.0497318 (per dom) <text:s/>( 1.0497318 overall)</text:p>
      <text:p text:style-name="P1">FOM <text:s text:c="17"/>= <text:s/>952.62424 (z/s)</text:p>
      <text:p text:style-name="P1">#########-march=native-fomit-frame-pointer-floop-block-floop-strip-mine-funroll-loops-flto</text:p>
      <text:p text:style-name="P1">Elapsed time <text:s text:c="8"/>= <text:s text:c="5"/>26.42 (s)</text:p>
      <text:p text:style-name="P1">Grind time (us/z/c) <text:s/>= <text:s/>1.0500064 (per dom) <text:s/>( 1.0500064 overall)</text:p>
      <text:p text:style-name="P1">FOM <text:s text:c="17"/>= <text:s/>952.37511 (z/s)</text:p>
      <text:p text:style-name="P1">#########-march=native-fomit-frame-pointer-floop-interchange-floop-strip-mine-funroll-loops-flto</text:p>
      <text:p text:style-name="P1">Elapsed time <text:s text:c="8"/>= <text:s text:c="5"/>26.49 (s)</text:p>
      <text:p text:style-name="P1">Grind time (us/z/c) <text:s/>= <text:s/>1.0526067 (per dom) <text:s/>( 1.0526067 overall)</text:p>
      <text:p text:style-name="P1">FOM <text:s text:c="17"/>= <text:s/>950.02249 (z/s)</text:p>
      <text:p text:style-name="P1">#########-march=native-floop-block-floop-interchange-floop-strip-mine-funroll-loops-flto</text:p>
      <text:p text:style-name="P1"><text:soft-page-break/>Elapsed time <text:s text:c="8"/>= <text:s text:c="5"/>26.39 (s)</text:p>
      <text:p text:style-name="P1">Grind time (us/z/c) <text:s/>= <text:s/>1.0487374 (per dom) <text:s/>( 1.0487374 overall)</text:p>
      <text:p text:style-name="P1">FOM <text:s text:c="17"/>= <text:s/>953.52758 (z/s)</text:p>
      <text:p text:style-name="P1">#########-fomit-frame-pointer-floop-block-floop-interchange-floop-strip-mine-funroll-loops-flto</text:p>
      <text:p text:style-name="P1">Elapsed time <text:s text:c="8"/>= <text:s text:c="5"/>28.57 (s)</text:p>
      <text:p text:style-name="P1">Grind time (us/z/c) <text:s/>= <text:s/>1.1353672 (per dom) <text:s/>( 1.1353672 overall)</text:p>
      <text:p text:style-name="P1">FOM <text:s text:c="17"/>= <text:s/>880.77236 (z/s)</text:p>
      <text:p text:style-name="P1">#########-march=native-fomit-frame-pointer-floop-block-floop-interchange-floop-strip-mine-funroll-loops-flto</text:p>
      <text:p text:style-name="P1">Elapsed time <text:s text:c="8"/>= <text:s text:c="5"/>26.48 (s)</text:p>
      <text:p text:style-name="P1">Grind time (us/z/c) <text:s/>= <text:s/>1.0521144 (per dom) <text:s/>( 1.0521144 overall)</text:p>
      <text:p text:style-name="P1">FOM <text:s text:c="17"/>= <text:s/>950.46697 (z/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18:02:09.010877993</dc:date>
    <dc:creator>Friedrich Menhorn</dc:creator>
    <meta:editing-duration>PT4M4S</meta:editing-duration>
    <meta:editing-cycles>1</meta:editing-cycles>
    <meta:document-statistic meta:table-count="0" meta:image-count="0" meta:object-count="0" meta:page-count="9" meta:paragraph-count="508" meta:word-count="2540" meta:character-count="25386" meta:non-whitespace-character-count="19010"/>
    <meta:generator>LibreOffice/4.4.6.3$Linux_X86_64 LibreOffice_project/40m0$Build-3</meta:generator>
  </office:meta>
</office:document-meta>
</file>